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Element.setValu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lement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lement.isN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lement.isGlobal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lement.isTypeSubstitu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BElement.getDecla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lement.setNil( boolean n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lement.JAXBElement( QName name , Class &lt; T &gt; declaredType , Class scope , 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XBElement.JAXBElement( QName name , Class &lt; T &gt; declaredType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lem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